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row table:style-name="ro1">
          <table:table-cell table:style-name="ce1" office:value-type="string">
            <text:p>Type of Complaint</text:p>
          </table:table-cell>
          <table:table-cell table:style-name="ce1" office:value-type="string">
            <text:p>Frequency</text:p>
          </table:table-cell>
        </table:table-row>
        <table:table-row table:style-name="ro1">
          <table:table-cell office:value-type="string">
            <text:p>Premature Brake Wear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ransmission Failur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Transmission Slippag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Coolant Leaking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remature Brake and Rotor Wear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Excessive Oil Consumption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Body/Paint Defects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AC/Heater Issues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Seat Belts/Air Bags Malfunctions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Exhaust System Issues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Electrical System Malfunctions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Suspension Issues</text:p>
          </table:table-cell>
          <table:table-cell office:value-type="float" office:value="9">
            <text:p>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7">06/07/2020</text:date>, <text:time>22:4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Morales</meta:initial-creator>
    <meta:creation-date>2020-06-07T22:40:46.25</meta:creation-date>
    <dc:date>2020-06-07T22:42:12.94</dc:date>
    <dc:creator>Diego Morales</dc:creator>
    <meta:editing-duration>PT1M26S</meta:editing-duration>
    <meta:editing-cycles>1</meta:editing-cycles>
    <meta:document-statistic meta:table-count="3" meta:cell-count="26" meta:object-count="0"/>
    <meta:generator>OpenOffice/4.1.3$Win32 OpenOffice.org_project/413m1$Build-9783</meta:generator>
  </office:meta>
</office:document-meta>
</file>